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2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7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4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5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5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5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4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5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7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8" style:family="paragraph" style:parent-style-name="Text_20_body">
      <style:text-properties fo:font-size="9pt" fo:language="ru" fo:country="RU" style:font-size-asian="9pt" style:font-size-complex="9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9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6">ПРОТОКОЛ <text:span text:style-name="T13">ПРОВЕРКИ</text:span></text:p>
      <text:p text:style-name="P57"/>
      <text:p text:style-name="P53"><text:span text:style-name="T45">Индивидуальный дозиметр рентгеновского и гамма-излучения ДКГ-АТ2503В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4"/>
      <text:p text:style-name="P12"><text:span text:style-name="T48">Диапазон измерени</text:span><text:span text:style-name="T46">й:</text:span></text:p>
      <text:p text:style-name="P11"><text:span text:style-name="T48"><text:tab/></text:span><text:span text:style-name="T55">- 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0.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5"><text:span text:style-name="T48"><text:tab/></text:span><text:span text:style-name="T46">- 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0.1</text:span><text:span text:style-name="T49"> </text:span><text:span text:style-name="T47">мк</text:span><text:span text:style-name="T49">Зв/ч – </text:span><text:span text:style-name="T47">1</text:span><text:span text:style-name="T49"> Зв/ч;</text:span></text:p>
      <text:p text:style-name="P13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4"><text:span text:style-name="T51"><text:tab/></text:span><text:span text:style-name="T53">- <text:s/></text:span><text:span text:style-name="T54">Т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5"><text:span text:style-name="T51"><text:tab/>- <text:s/></text:span><text:span text:style-name="T48">Атмосферное давление<text:tab/><text:tab/><text:tab/><text:tab/>98,5 </text:span><text:span text:style-name="T51">kPa</text:span></text:p>
      <text:p text:style-name="P55"><text:span text:style-name="T51"><text:tab/>- <text:s/></text:span><text:span text:style-name="T48">Относительная влажность воздуха<text:tab/><text:tab/><text:tab/></text:span><text:span text:style-name="T51">$vlag</text:span><text:span text:style-name="T48"> %</text:span></text:p>
      <text:p text:style-name="P55"><text:span text:style-name="T51"><text:tab/>- <text:s/></text:span><text:span text:style-name="T48">Р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44"><text:line-break/><text:span text:style-name="T61">Средства проверки</text:span><text:span text:style-name="T60">:</text:span></text:p>
      <text:p text:style-name="P51"><text:span text:style-name="T13"><text:tab/>- </text:span>$facility_110<text:span text:style-name="T13">; </text:span></text:p>
      <text:p text:style-name="P52"><text:span text:style-name="T13"><text:tab/>- </text:span>$facility_130.</text:p>
      <text:p text:style-name="P45"/>
      <text:p text:style-name="P17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9">ДКГ-АТ2503В</text:span><text:span text:style-name="T8"> №</text:span><text:span text:style-name="T1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9">Номер источ-ника</text:p>
          </table:table-cell>
          <table:table-cell table:style-name="t1.B2" office:value-type="string">
            <text:p text:style-name="P19">Рассто-яние</text:p>
            <text:p text:style-name="P19">до источ-ника, </text:p>
            <text:p text:style-name="P21">R, см</text:p>
          </table:table-cell>
          <table:table-cell table:style-name="t1.B2" office:value-type="string">
            <text:p text:style-name="P40">Показания прибора</text:p>
          </table:table-cell>
          <table:table-cell table:style-name="t1.B2" office:value-type="string">
            <text:p text:style-name="P36">Среднее значение, </text:p>
            <text:p text:style-name="P37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4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4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5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4"><text:span text:style-name="T13">Доверитель-</text:span>ная граница <text:span text:style-name="T13">погрешности</text:span> измерения </text:p>
            <text:p text:style-name="P34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31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9">Фон</text:p>
          </table:table-cell>
          <table:table-cell table:style-name="t1.B3" office:value-type="string">
            <text:p text:style-name="P40">—</text:p>
          </table:table-cell>
          <table:table-cell table:style-name="t1.B3" office:value-type="string">
            <text:p text:style-name="P20">$1-d0</text:p>
          </table:table-cell>
          <table:table-cell table:style-name="t1.D3" office:value-type="string">
            <text:section text:style-name="Sect1" text:name="Раздел5">
              <text:p text:style-name="P40">$1-bg0</text:p>
              <text:p text:style-name="P40">$1-bg1</text:p>
              <text:p text:style-name="P40">$1-bg2</text:p>
              <text:p text:style-name="P40">$1-bg3</text:p>
              <text:p text:style-name="P40">$1-bg4</text:p>
              <text:p text:style-name="P40">$1-bg5</text:p>
              <text:p text:style-name="P40">$1-bg6</text:p>
              <text:p text:style-name="P40">$1-bg7</text:p>
              <text:p text:style-name="P39"/>
            </text:section>
          </table:table-cell>
          <table:table-cell table:style-name="t1.B3" office:value-type="string">
            <text:p text:style-name="P20">$1-av-bg</text:p>
          </table:table-cell>
          <table:table-cell table:style-name="t1.B3" office:value-type="string">
            <text:p text:style-name="P20">—</text:p>
          </table:table-cell>
          <table:table-cell table:style-name="t1.B3" office:value-type="string">
            <text:p text:style-name="P20">—</text:p>
          </table:table-cell>
          <table:table-cell table:style-name="t1.B3" office:value-type="string">
            <text:p text:style-name="P20">—</text:p>
          </table:table-cell>
          <table:table-cell table:style-name="t1.I3" office:value-type="string">
            <text:p text:style-name="P22">—</text:p>
          </table:table-cell>
        </table:table-row>
        <table:table-row>
          <table:table-cell table:style-name="t1.A3" office:value-type="string">
            <text:p text:style-name="P19">0.80 мкЗв/ч</text:p>
          </table:table-cell>
          <table:table-cell table:style-name="t1.B3" office:value-type="string">
            <text:p text:style-name="P20">$1-n0</text:p>
          </table:table-cell>
          <table:table-cell table:style-name="t1.B3" office:value-type="string">
            <text:p text:style-name="P20">$1-d0</text:p>
          </table:table-cell>
          <table:table-cell table:style-name="t1.D3" office:value-type="string">
            <text:section text:style-name="Sect1" text:name="Раздел1">
              <text:p text:style-name="P40">$1-m00</text:p>
              <text:p text:style-name="P40">$1-m01</text:p>
              <text:p text:style-name="P40">$1-m02</text:p>
              <text:p text:style-name="P40">$1-m03</text:p>
              <text:p text:style-name="P40">$1-m04</text:p>
              <text:p text:style-name="P40">$1-m05</text:p>
              <text:p text:style-name="P40">$1-m06</text:p>
              <text:p text:style-name="P40">$1-m07</text:p>
              <text:p text:style-name="P40"/>
            </text:section>
          </table:table-cell>
          <table:table-cell table:style-name="t1.B3" office:value-type="string">
            <text:p text:style-name="P20">$1-av0</text:p>
          </table:table-cell>
          <table:table-cell table:style-name="t1.B3" office:value-type="string">
            <text:p text:style-name="P20">$1-o0</text:p>
          </table:table-cell>
          <table:table-cell table:style-name="t1.B3" office:value-type="string">
            <text:p text:style-name="P20">$1-q0</text:p>
          </table:table-cell>
          <table:table-cell table:style-name="t1.B3" office:value-type="string">
            <text:p text:style-name="P20">$1-do0</text:p>
          </table:table-cell>
          <table:table-cell table:style-name="t1.I3" office:value-type="string">
            <text:p text:style-name="P19">±<text:span text:style-name="T13">33.8</text:span></text:p>
          </table:table-cell>
        </table:table-row>
        <table:table-row>
          <table:table-cell table:style-name="t1.A3" office:value-type="string">
            <text:p text:style-name="P19">4.0 мЗв/ч</text:p>
          </table:table-cell>
          <table:table-cell table:style-name="t1.B3" office:value-type="string">
            <text:p text:style-name="P20">$1-n1</text:p>
          </table:table-cell>
          <table:table-cell table:style-name="t1.B3" office:value-type="string">
            <text:p text:style-name="P20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40">$1-m11</text:p>
              <text:p text:style-name="P40">$1-m12</text:p>
              <text:p text:style-name="P40">$1-m13</text:p>
              <text:p text:style-name="P40">$1-m14</text:p>
            </text:section>
          </table:table-cell>
          <table:table-cell table:style-name="t1.B3" office:value-type="string">
            <text:p text:style-name="P20">$1-av1</text:p>
          </table:table-cell>
          <table:table-cell table:style-name="t1.B3" office:value-type="string">
            <text:p text:style-name="P20">$1-o1</text:p>
          </table:table-cell>
          <table:table-cell table:style-name="t1.B3" office:value-type="string">
            <text:p text:style-name="P20">$1-q1</text:p>
          </table:table-cell>
          <table:table-cell table:style-name="t1.B3" office:value-type="string">
            <text:p text:style-name="P20">$1-do1</text:p>
          </table:table-cell>
          <table:table-cell table:style-name="t1.I3" office:value-type="string">
            <text:p text:style-name="P19">±<text:span text:style-name="T13">15</text:span></text:p>
          </table:table-cell>
        </table:table-row>
        <table:table-row>
          <table:table-cell table:style-name="t1.A3" office:value-type="string">
            <text:p text:style-name="P19">80<text:span text:style-name="T13">.</text:span>0 мЗв/ч</text:p>
          </table:table-cell>
          <table:table-cell table:style-name="t1.B3" office:value-type="string">
            <text:p text:style-name="P20">$1-n2</text:p>
          </table:table-cell>
          <table:table-cell table:style-name="t1.B3" office:value-type="string">
            <text:p text:style-name="P20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40">$1-m21</text:p>
              <text:p text:style-name="P40">$1-m22</text:p>
              <text:p text:style-name="P40">$1-m23</text:p>
              <text:p text:style-name="P40">$1-m24</text:p>
            </text:section>
          </table:table-cell>
          <table:table-cell table:style-name="t1.B3" office:value-type="string">
            <text:p text:style-name="P20">$1-av2</text:p>
          </table:table-cell>
          <table:table-cell table:style-name="t1.B3" office:value-type="string">
            <text:p text:style-name="P20">$1-o2</text:p>
          </table:table-cell>
          <table:table-cell table:style-name="t1.B3" office:value-type="string">
            <text:p text:style-name="P20">$1-q2</text:p>
          </table:table-cell>
          <table:table-cell table:style-name="t1.B3" office:value-type="string">
            <text:p text:style-name="P20">$1-do2</text:p>
          </table:table-cell>
          <table:table-cell table:style-name="t1.I3" office:value-type="string">
            <text:p text:style-name="P19">±<text:span text:style-name="T13">15.4</text:span></text:p>
          </table:table-cell>
        </table:table-row>
        <table:table-row>
          <table:table-cell table:style-name="t1.A3" office:value-type="string">
            <text:p text:style-name="P28"><text:span text:style-name="T2">4</text:span>00 мЗв/ч</text:p>
          </table:table-cell>
          <table:table-cell table:style-name="t1.B3" office:value-type="string">
            <text:p text:style-name="P29">$1-n3</text:p>
          </table:table-cell>
          <table:table-cell table:style-name="t1.B3" office:value-type="string">
            <text:p text:style-name="P29">$1-d3</text:p>
          </table:table-cell>
          <table:table-cell table:style-name="t1.D3" office:value-type="string">
            <text:section text:style-name="Sect1" text:name="Раздел85">
              <text:p text:style-name="P10">$1-m30</text:p>
              <text:p text:style-name="P43">$1-m31</text:p>
              <text:p text:style-name="P43">$1-m32</text:p>
              <text:p text:style-name="P43">$1-m33</text:p>
              <text:p text:style-name="P43">$1-m34</text:p>
            </text:section>
          </table:table-cell>
          <table:table-cell table:style-name="t1.B3" office:value-type="string">
            <text:p text:style-name="P29">$1-av3</text:p>
          </table:table-cell>
          <table:table-cell table:style-name="t1.B3" office:value-type="string">
            <text:p text:style-name="P29">$1-o3</text:p>
          </table:table-cell>
          <table:table-cell table:style-name="t1.B3" office:value-type="string">
            <text:p text:style-name="P29">$1-q3</text:p>
          </table:table-cell>
          <table:table-cell table:style-name="t1.B3" office:value-type="string">
            <text:p text:style-name="P29">$1-do3</text:p>
          </table:table-cell>
          <table:table-cell table:style-name="t1.I3" office:value-type="string">
            <text:p text:style-name="P28">±<text:span text:style-name="T13">15.4</text:span></text:p>
          </table:table-cell>
        </table:table-row>
        <table:table-row>
          <table:table-cell table:style-name="t1.A8" office:value-type="string">
            <text:p text:style-name="P28"><text:span text:style-name="T2">8</text:span>00 мЗв/ч</text:p>
          </table:table-cell>
          <table:table-cell table:style-name="t1.B8" office:value-type="string">
            <text:p text:style-name="P29">$1-n<text:span text:style-name="T13">4</text:span></text:p>
          </table:table-cell>
          <table:table-cell table:style-name="t1.B8" office:value-type="string">
            <text:p text:style-name="P29">$1-d<text:span text:style-name="T13">4</text:span></text:p>
          </table:table-cell>
          <table:table-cell table:style-name="t1.D8" office:value-type="string">
            <text:section text:style-name="Sect1" text:name="Раздел4">
              <text:p text:style-name="P10">$1-<text:span text:style-name="T13">m</text:span><text:span text:style-name="T2">4</text:span><text:span text:style-name="T13">0</text:span></text:p>
              <text:p text:style-name="P43">$1-<text:span text:style-name="T13">m</text:span><text:span text:style-name="T2">4</text:span><text:span text:style-name="T13">1</text:span></text:p>
              <text:p text:style-name="P43">$1-<text:span text:style-name="T13">m</text:span><text:span text:style-name="T2">4</text:span><text:span text:style-name="T13">2</text:span></text:p>
              <text:p text:style-name="P43">$1-<text:span text:style-name="T13">m</text:span><text:span text:style-name="T2">4</text:span><text:span text:style-name="T13">3</text:span></text:p>
              <text:p text:style-name="P43">$1-<text:span text:style-name="T13">m</text:span><text:span text:style-name="T2">4</text:span><text:span text:style-name="T13">4</text:span></text:p>
            </text:section>
          </table:table-cell>
          <table:table-cell table:style-name="t1.B8" office:value-type="string">
            <text:p text:style-name="P29">$1-av<text:span text:style-name="T13">4</text:span></text:p>
          </table:table-cell>
          <table:table-cell table:style-name="t1.B8" office:value-type="string">
            <text:p text:style-name="P29">$1-o<text:span text:style-name="T13">4</text:span></text:p>
          </table:table-cell>
          <table:table-cell table:style-name="t1.B8" office:value-type="string">
            <text:p text:style-name="P29">$1-q<text:span text:style-name="T13">4</text:span></text:p>
          </table:table-cell>
          <table:table-cell table:style-name="t1.B8" office:value-type="string">
            <text:p text:style-name="P29">$1-do<text:span text:style-name="T13">4</text:span></text:p>
          </table:table-cell>
          <table:table-cell table:style-name="t1.I8" office:value-type="string">
            <text:p text:style-name="P30">±15.8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9">ДКГ-АТ2503В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9">Номер источника <text:span text:style-name="T2">/</text:span></text:p>
            <text:p text:style-name="P19"><text:span text:style-name="T13">р</text:span>асстояние</text:p>
            <text:p text:style-name="P19">до источника <text:span text:style-name="T17">R, см</text:span></text:p>
          </table:table-cell>
          <table:table-cell table:style-name="s1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9"><text:span text:style-name="T14">Относительная</text:span><text:span text:style-name="T33"> </text:span><text:span text:style-name="T14">погрешность измерения</text:span> </text:p>
            <text:p text:style-name="P19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5"><text:span text:style-name="T13">Доверитель</text:span>ная граница погрешности измерения </text:p>
            <text:p text:style-name="P35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32"><text:span text:style-name="T31">Предел основной </text:span><text:span text:style-name="T13">относительной</text:span> <text:span text:style-name="T2">погрешности,</text:span></text:p>
            <text:p text:style-name="P33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9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9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9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9">4.0 <text:span text:style-name="T13">мкЗв</text:span></text:p>
          </table:table-cell>
          <table:table-cell table:style-name="s1.B4" office:value-type="string">
            <text:p text:style-name="P26"><text:s text:c="2"/>4<text:span text:style-name="T2">0 </text:span><text:span text:style-name="T13">мкЗв</text:span><text:span text:style-name="T2">/</text:span><text:span text:style-name="T13">ч</text:span> <text:s/></text:p>
            <text:p text:style-name="P23"><text:span text:style-name="T13">360</text:span>c</text:p>
          </table:table-cell>
          <table:table-cell table:style-name="s1.B4" office:value-type="string">
            <text:p text:style-name="P26"><text:s text:c="2"/>##1-<text:span text:style-name="T2">dn</text:span>_<text:span text:style-name="T13">1 <text:s/></text:span></text:p>
            <text:p text:style-name="P27"><text:span text:style-name="T13">##1-</text:span><text:span text:style-name="T2">dd_1</text:span></text:p>
          </table:table-cell>
          <table:table-cell table:style-name="s1.B4" office:value-type="string">
            <text:p text:style-name="P20">##1-d_dev_<text:span text:style-name="T13">1</text:span></text:p>
          </table:table-cell>
          <table:table-cell table:style-name="s1.B4" office:value-type="string">
            <text:p text:style-name="P20">##1-dose_<text:span text:style-name="T13">1</text:span></text:p>
          </table:table-cell>
          <table:table-cell table:style-name="s1.B4" office:value-type="string">
            <text:p text:style-name="P20">##1-d_res_<text:span text:style-name="T13">1</text:span></text:p>
          </table:table-cell>
          <table:table-cell table:style-name="s1.B4" office:value-type="string">
            <text:p text:style-name="P20">##1-o_pog_<text:span text:style-name="T13">1</text:span></text:p>
          </table:table-cell>
          <table:table-cell table:style-name="s1.B4" office:value-type="string">
            <text:p text:style-name="P20">##1-d_gran_<text:span text:style-name="T13">1</text:span></text:p>
          </table:table-cell>
          <table:table-cell table:style-name="s1.I4" office:value-type="string">
            <text:p text:style-name="P19">±<text:span text:style-name="T13">15.4</text:span></text:p>
          </table:table-cell>
        </table:table-row>
        <table:table-row>
          <table:table-cell table:style-name="s1.A5" office:value-type="string">
            <text:p text:style-name="P19">4.0 мЗв</text:p>
          </table:table-cell>
          <table:table-cell table:style-name="s1.B5" office:value-type="string">
            <text:p text:style-name="P26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3">180c</text:p>
          </table:table-cell>
          <table:table-cell table:style-name="s1.B5" office:value-type="string">
            <text:p text:style-name="P26"><text:s text:c="2"/>##1-<text:span text:style-name="T2">dn</text:span>_<text:span text:style-name="T13">2 <text:s/></text:span></text:p>
            <text:p text:style-name="P27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20">##1-d_dev_<text:span text:style-name="T13">2</text:span></text:p>
          </table:table-cell>
          <table:table-cell table:style-name="s1.B5" office:value-type="string">
            <text:p text:style-name="P20">##1-dose_<text:span text:style-name="T13">2</text:span></text:p>
          </table:table-cell>
          <table:table-cell table:style-name="s1.B5" office:value-type="string">
            <text:p text:style-name="P20">##1-d_res_<text:span text:style-name="T13">2</text:span></text:p>
          </table:table-cell>
          <table:table-cell table:style-name="s1.B5" office:value-type="string">
            <text:p text:style-name="P20">##1-o_pog_<text:span text:style-name="T13">2</text:span></text:p>
          </table:table-cell>
          <table:table-cell table:style-name="s1.B5" office:value-type="string">
            <text:p text:style-name="P20">##1-d_gran_<text:span text:style-name="T13">2</text:span></text:p>
          </table:table-cell>
          <table:table-cell table:style-name="s1.I5" office:value-type="string">
            <text:p text:style-name="P19">±<text:span text:style-name="T13">15.4</text:span></text:p>
          </table:table-cell>
        </table:table-row>
      </table:table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7">Проверку произвел:</text:p>
          </table:table-cell>
          <table:table-cell table:style-name="Таблица1.A1" office:value-type="string">
            <text:p text:style-name="P48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46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7">Технический контроль: </text:p>
          </table:table-cell>
          <table:table-cell table:style-name="Таблица1.A1" office:value-type="string">
            <text:p text:style-name="P49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46">(<text:span text:style-name="T30">подпись</text:span>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В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08:45.85</dc:date>
    <meta:editing-duration>P3DT9H53M2S</meta:editing-duration>
    <meta:editing-cycles>437</meta:editing-cycles>
    <meta:generator>OpenOffice/4.1.6$Win32 OpenOffice.org_project/416m1$Build-9790</meta:generator>
    <meta:document-statistic meta:table-count="3" meta:image-count="1" meta:object-count="0" meta:page-count="1" meta:paragraph-count="168" meta:word-count="315" meta:character-count="2453"/>
  </office:meta>
</office:document-meta>
</file>